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layout-cache" manifest:media-type="application/binary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styles.xml" manifest:media-type="text/xml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1" manifest:media-type="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6" manifest:media-type="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"/>
  <manifest:file-entry manifest:full-path="ObjectReplacements/Object 4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6" manifest:media-type=""/>
  <manifest:file-entry manifest:full-path="ObjectReplacements/Object 3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8" manifest:media-type=""/>
  <manifest:file-entry manifest:full-path="ObjectReplacements/Object 2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9" manifest:media-type=""/>
  <manifest:file-entry manifest:full-path="ObjectReplacements/Object 35" manifest:media-type=""/>
  <manifest:file-entry manifest:full-path="ObjectReplacements/Object 3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text-align="center" style:justify-single-word="false"/>
      <style:text-properties fo:font-weight="bold" officeooo:rsid="0029cfa0" officeooo:paragraph-rsid="0010e306" fo:background-color="transparent" style:font-weight-asian="bold" style:font-weight-complex="bold"/>
    </style:style>
    <style:style style:name="P2" style:family="paragraph" style:parent-style-name="Text_20_body">
      <style:paragraph-properties fo:margin-top="0in" fo:margin-bottom="0in" style:contextual-spacing="false"/>
      <style:text-properties fo:font-weight="bold" officeooo:rsid="0010e306" officeooo:paragraph-rsid="0010e306" fo:background-color="transparent" style:font-weight-asian="bold" style:font-weight-complex="bold"/>
    </style:style>
    <style:style style:name="P3" style:family="paragraph" style:parent-style-name="Text_20_body">
      <style:paragraph-properties fo:margin-top="0in" fo:margin-bottom="0in" style:contextual-spacing="false"/>
      <style:text-properties fo:font-weight="bold" officeooo:rsid="001bf12a" officeooo:paragraph-rsid="001bf12a" fo:background-color="transparent" style:font-weight-asian="bold" style:font-weight-complex="bold"/>
    </style:style>
    <style:style style:name="P4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bold" officeooo:rsid="001de72a" officeooo:paragraph-rsid="002444b9" fo:background-color="transparent" style:font-weight-asian="bold" style:font-weight-complex="bold"/>
    </style:style>
    <style:style style:name="P5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bold" officeooo:rsid="00285209" officeooo:paragraph-rsid="00285209" fo:background-color="transparent" style:font-weight-asian="bold" style:font-weight-complex="bold"/>
    </style:style>
    <style:style style:name="P6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bold" officeooo:rsid="002c85d3" officeooo:paragraph-rsid="002c85d3" fo:background-color="transparent" style:font-weight-asian="bold" style:font-weight-complex="bold"/>
    </style:style>
    <style:style style:name="P7" style:family="paragraph" style:parent-style-name="Text_20_body">
      <style:paragraph-properties fo:margin-top="0in" fo:margin-bottom="0in" style:contextual-spacing="false"/>
      <style:text-properties fo:font-weight="normal" officeooo:rsid="0029cfa0" officeooo:paragraph-rsid="0010e306" fo:background-color="transparent" style:font-weight-asian="normal" style:font-weight-complex="normal"/>
    </style:style>
    <style:style style:name="P8" style:family="paragraph" style:parent-style-name="Text_20_body">
      <style:paragraph-properties fo:margin-top="0in" fo:margin-bottom="0in" style:contextual-spacing="false"/>
      <style:text-properties fo:font-weight="normal" officeooo:rsid="0010e306" officeooo:paragraph-rsid="0010e306" fo:background-color="transparent" style:font-weight-asian="normal" style:font-weight-complex="normal"/>
    </style:style>
    <style:style style:name="P9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274ece" officeooo:paragraph-rsid="00274ece" fo:background-color="transparent" style:font-weight-asian="normal" style:font-weight-complex="normal"/>
    </style:style>
    <style:style style:name="P10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274ece" officeooo:paragraph-rsid="005efe5a" fo:background-color="transparent" style:font-weight-asian="normal" style:font-weight-complex="normal"/>
    </style:style>
    <style:style style:name="P11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2aa736" officeooo:paragraph-rsid="002a1931" fo:background-color="transparent" style:font-weight-asian="normal" style:font-weight-complex="normal"/>
    </style:style>
    <style:style style:name="P12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65f0f0" officeooo:paragraph-rsid="0065f0f0" fo:background-color="transparent" style:font-weight-asian="normal" style:font-weight-complex="normal"/>
    </style:style>
    <style:style style:name="P13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5efe5a"/>
    </style:style>
    <style:style style:name="P14" style:family="paragraph" style:parent-style-name="Text_20_body">
      <style:paragraph-properties fo:margin-top="0in" fo:margin-bottom="0in" style:contextual-spacing="false" fo:text-align="start" style:justify-single-word="false"/>
      <style:text-properties fo:font-style="normal" fo:font-weight="normal" officeooo:rsid="004da5a9" officeooo:paragraph-rsid="004da5a9" fo:background-color="transparent" style:font-style-asian="normal" style:font-weight-asian="normal" style:font-style-complex="normal" style:font-weight-complex="normal"/>
    </style:style>
    <style:style style:name="P15" style:family="paragraph" style:parent-style-name="Text_20_body">
      <style:paragraph-properties fo:margin-top="0in" fo:margin-bottom="0in" style:contextual-spacing="false" fo:text-align="start" style:justify-single-word="false"/>
      <style:text-properties fo:font-style="normal" fo:font-weight="normal" officeooo:rsid="004da5a9" officeooo:paragraph-rsid="005efe5a" fo:background-color="transparent" style:font-style-asian="normal" style:font-weight-asian="normal" style:font-style-complex="normal" style:font-weight-complex="normal"/>
    </style:style>
    <style:style style:name="P16" style:family="paragraph" style:parent-style-name="Text_20_body" style:list-style-name="L1">
      <style:paragraph-properties fo:margin-top="0in" fo:margin-bottom="0in" style:contextual-spacing="false"/>
      <style:text-properties fo:font-weight="normal" officeooo:rsid="0010e306" officeooo:paragraph-rsid="0010e306" fo:background-color="transparent" style:font-weight-asian="normal" style:font-weight-complex="normal"/>
    </style:style>
    <style:style style:name="P17" style:family="paragraph" style:parent-style-name="Text_20_body" style:list-style-name="L1">
      <style:paragraph-properties fo:margin-top="0in" fo:margin-bottom="0in" style:contextual-spacing="false"/>
      <style:text-properties fo:font-weight="normal" officeooo:rsid="0010e306" officeooo:paragraph-rsid="00440304" fo:background-color="transparent" style:font-weight-asian="normal" style:font-weight-complex="normal"/>
    </style:style>
    <style:style style:name="P18" style:family="paragraph" style:parent-style-name="Text_20_body" style:list-style-name="L2">
      <style:paragraph-properties fo:margin-top="0in" fo:margin-bottom="0in" style:contextual-spacing="false"/>
      <style:text-properties fo:font-weight="normal" officeooo:rsid="0010e306" officeooo:paragraph-rsid="00440304" fo:background-color="transparent" style:font-weight-asian="normal" style:font-weight-complex="normal"/>
    </style:style>
    <style:style style:name="P19" style:family="paragraph" style:parent-style-name="Text_20_body" style:list-style-name="L2">
      <style:paragraph-properties fo:margin-top="0in" fo:margin-bottom="0in" style:contextual-spacing="false"/>
      <style:text-properties fo:font-weight="normal" officeooo:rsid="0010e306" officeooo:paragraph-rsid="005489db" fo:background-color="transparent" style:font-weight-asian="normal" style:font-weight-complex="normal"/>
    </style:style>
    <style:style style:name="P20" style:family="paragraph" style:parent-style-name="Text_20_body" style:list-style-name="L3">
      <style:paragraph-properties fo:margin-top="0in" fo:margin-bottom="0in" style:contextual-spacing="false"/>
      <style:text-properties fo:font-weight="normal" officeooo:rsid="0057d52f" officeooo:paragraph-rsid="0057d52f" fo:background-color="transparent" style:font-weight-asian="normal" style:font-weight-complex="normal"/>
    </style:style>
    <style:style style:name="P21" style:family="paragraph" style:parent-style-name="Text_20_body" style:list-style-name="L3">
      <style:paragraph-properties fo:margin-top="0in" fo:margin-bottom="0in" style:contextual-spacing="false" fo:text-align="center" style:justify-single-word="false"/>
      <style:text-properties fo:font-weight="normal" officeooo:rsid="00265faf" officeooo:paragraph-rsid="00265faf" fo:background-color="transparent" style:font-weight-asian="normal" style:font-weight-complex="normal"/>
    </style:style>
    <style:style style:name="P22" style:family="paragraph" style:parent-style-name="Text_20_body" style:list-style-name="L3">
      <style:paragraph-properties fo:margin-top="0in" fo:margin-bottom="0in" style:contextual-spacing="false" fo:text-align="start" style:justify-single-word="false"/>
      <style:text-properties fo:font-weight="normal" officeooo:rsid="00274ece" officeooo:paragraph-rsid="005effa3" fo:background-color="transparent" style:font-weight-asian="normal" style:font-weight-complex="normal"/>
    </style:style>
    <style:style style:name="P23" style:family="paragraph" style:parent-style-name="Text_20_body" style:list-style-name="L3">
      <style:paragraph-properties fo:margin-top="0in" fo:margin-bottom="0in" style:contextual-spacing="false" fo:text-align="start" style:justify-single-word="false"/>
      <style:text-properties fo:font-weight="normal" officeooo:rsid="00274ece" officeooo:paragraph-rsid="00274ece" fo:background-color="transparent" style:font-weight-asian="normal" style:font-weight-complex="normal"/>
    </style:style>
    <style:style style:name="P24" style:family="paragraph" style:parent-style-name="Text_20_body" style:list-style-name="L6">
      <style:paragraph-properties fo:margin-top="0in" fo:margin-bottom="0in" style:contextual-spacing="false" fo:text-align="start" style:justify-single-word="false"/>
      <style:text-properties fo:font-weight="normal" officeooo:rsid="00274ece" officeooo:paragraph-rsid="005efe5a" fo:background-color="transparent" style:font-weight-asian="normal" style:font-weight-complex="normal"/>
    </style:style>
    <style:style style:name="P25" style:family="paragraph" style:parent-style-name="Text_20_body" style:list-style-name="L3">
      <style:paragraph-properties fo:margin-top="0in" fo:margin-bottom="0in" style:contextual-spacing="false"/>
      <style:text-properties officeooo:paragraph-rsid="002444b9"/>
    </style:style>
    <style:style style:name="P26" style:family="paragraph" style:parent-style-name="Text_20_body" style:list-style-name="L3">
      <style:paragraph-properties fo:margin-top="0in" fo:margin-bottom="0in" style:contextual-spacing="false"/>
      <style:text-properties officeooo:paragraph-rsid="0057d52f"/>
    </style:style>
    <style:style style:name="P27" style:family="paragraph" style:parent-style-name="Text_20_body" style:list-style-name="L3">
      <style:paragraph-properties fo:margin-top="0in" fo:margin-bottom="0in" style:contextual-spacing="false"/>
      <style:text-properties officeooo:paragraph-rsid="005698eb"/>
    </style:style>
    <style:style style:name="P28" style:family="paragraph" style:parent-style-name="Text_20_body" style:list-style-name="L4">
      <style:paragraph-properties fo:margin-top="0in" fo:margin-bottom="0in" style:contextual-spacing="false" fo:text-align="start" style:justify-single-word="false"/>
      <style:text-properties officeooo:paragraph-rsid="00285209"/>
    </style:style>
    <style:style style:name="P29" style:family="paragraph" style:parent-style-name="Text_20_body" style:list-style-name="L4">
      <style:paragraph-properties fo:margin-top="0in" fo:margin-bottom="0in" style:contextual-spacing="false" fo:text-align="start" style:justify-single-word="false"/>
      <style:text-properties officeooo:paragraph-rsid="002a1931"/>
    </style:style>
    <style:style style:name="P30" style:family="paragraph" style:parent-style-name="Text_20_body" style:list-style-name="L4">
      <style:paragraph-properties fo:margin-top="0in" fo:margin-bottom="0in" style:contextual-spacing="false" fo:text-align="start" style:justify-single-word="false"/>
      <style:text-properties officeooo:paragraph-rsid="004f8cf5"/>
    </style:style>
    <style:style style:name="P31" style:family="paragraph" style:parent-style-name="Text_20_body" style:list-style-name="L5">
      <style:paragraph-properties fo:margin-top="0in" fo:margin-bottom="0in" style:contextual-spacing="false" fo:text-align="start" style:justify-single-word="false"/>
      <style:text-properties officeooo:paragraph-rsid="002d59c0"/>
    </style:style>
    <style:style style:name="P32" style:family="paragraph" style:parent-style-name="Text_20_body" style:list-style-name="L5">
      <style:paragraph-properties fo:margin-top="0in" fo:margin-bottom="0in" style:contextual-spacing="false" fo:text-align="start" style:justify-single-word="false"/>
      <style:text-properties officeooo:paragraph-rsid="003a52f5"/>
    </style:style>
    <style:style style:name="P33" style:family="paragraph" style:parent-style-name="Text_20_body" style:list-style-name="L5">
      <style:paragraph-properties fo:margin-top="0in" fo:margin-bottom="0in" style:contextual-spacing="false" fo:text-align="start" style:justify-single-word="false"/>
      <style:text-properties officeooo:paragraph-rsid="003bdf8a"/>
    </style:style>
    <style:style style:name="P34" style:family="paragraph" style:parent-style-name="Text_20_body" style:list-style-name="L5">
      <style:paragraph-properties fo:margin-top="0in" fo:margin-bottom="0in" style:contextual-spacing="false" fo:text-align="start" style:justify-single-word="false"/>
      <style:text-properties officeooo:paragraph-rsid="004da5a9"/>
    </style:style>
    <style:style style:name="P35" style:family="paragraph" style:parent-style-name="Text_20_body" style:list-style-name="L6">
      <style:paragraph-properties fo:margin-top="0in" fo:margin-bottom="0in" style:contextual-spacing="false" fo:text-align="start" style:justify-single-word="false"/>
      <style:text-properties officeooo:paragraph-rsid="005efe5a"/>
    </style:style>
    <style:style style:name="P36" style:family="paragraph" style:parent-style-name="Text_20_body" style:list-style-name="L6">
      <style:paragraph-properties fo:margin-top="0in" fo:margin-bottom="0in" style:contextual-spacing="false" fo:text-align="start" style:justify-single-word="false"/>
      <style:text-properties fo:font-weight="bold" officeooo:rsid="00274ece" officeooo:paragraph-rsid="005efe5a" fo:background-color="transparent" style:font-weight-asian="bold" style:font-weight-complex="bold"/>
    </style:style>
    <style:style style:name="T1" style:family="text">
      <style:text-properties officeooo:rsid="0013c24d"/>
    </style:style>
    <style:style style:name="T2" style:family="text">
      <style:text-properties officeooo:rsid="001732a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3c24d" style:font-style-asian="italic" style:font-style-complex="italic"/>
    </style:style>
    <style:style style:name="T5" style:family="text">
      <style:text-properties fo:font-style="italic" officeooo:rsid="005489db" style:font-style-asian="italic" style:font-style-complex="italic"/>
    </style:style>
    <style:style style:name="T6" style:family="text">
      <style:text-properties fo:font-style="italic" fo:font-weight="normal" officeooo:rsid="002a1931" fo:background-color="transparent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d59c0" fo:background-color="transparent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e79ea" fo:background-color="transparent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3054ad" fo:background-color="transparent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30f41f" fo:background-color="transparent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334dff" fo:background-color="transparent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3669e2" fo:background-color="transparent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2444b9" fo:background-color="transparent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0e306" fo:background-color="transparent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25b3e9" fo:background-color="transparent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2c85d3" fo:background-color="transparent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4da5a9" fo:background-color="transparent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4f8cf5" fo:background-color="transparent" style:font-style-asian="italic" style:font-weight-asian="normal" style:font-style-complex="italic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3c24d" style:font-weight-asian="bold" style:font-weight-complex="bold"/>
    </style:style>
    <style:style style:name="T21" style:family="text">
      <style:text-properties fo:font-weight="bold" officeooo:rsid="001bf12a" style:font-weight-asian="bold" style:font-weight-complex="bold"/>
    </style:style>
    <style:style style:name="T22" style:family="text">
      <style:text-properties fo:font-weight="bold" officeooo:rsid="001f5df8" style:font-weight-asian="bold" style:font-weight-complex="bold"/>
    </style:style>
    <style:style style:name="T23" style:family="text">
      <style:text-properties fo:font-weight="bold" officeooo:rsid="0020708b" style:font-weight-asian="bold" style:font-weight-complex="bold"/>
    </style:style>
    <style:style style:name="T24" style:family="text">
      <style:text-properties fo:font-weight="bold" officeooo:rsid="005489db" style:font-weight-asian="bold" style:font-weight-complex="bold"/>
    </style:style>
    <style:style style:name="T25" style:family="text">
      <style:text-properties fo:font-weight="bold" officeooo:rsid="00564e90" style:font-weight-asian="bold" style:font-weight-complex="bold"/>
    </style:style>
    <style:style style:name="T26" style:family="text">
      <style:text-properties fo:font-weight="bold" officeooo:rsid="002444b9" fo:background-color="transparent" style:font-weight-asian="bold" style:font-weight-complex="bold"/>
    </style:style>
    <style:style style:name="T27" style:family="text">
      <style:text-properties fo:font-weight="bold" officeooo:rsid="00285209" fo:background-color="transparent" style:font-weight-asian="bold" style:font-weight-complex="bold"/>
    </style:style>
    <style:style style:name="T28" style:family="text">
      <style:text-properties fo:font-weight="bold" officeooo:rsid="002a1931" fo:background-color="transparent" style:font-weight-asian="bold" style:font-weight-complex="bold"/>
    </style:style>
    <style:style style:name="T29" style:family="text">
      <style:text-properties fo:font-weight="bold" officeooo:rsid="002d59c0" fo:background-color="transparent" style:font-weight-asian="bold" style:font-weight-complex="bold"/>
    </style:style>
    <style:style style:name="T30" style:family="text">
      <style:text-properties fo:font-weight="bold" officeooo:rsid="0025b3e9" fo:background-color="transparent" style:font-weight-asian="bold" style:font-weight-complex="bold"/>
    </style:style>
    <style:style style:name="T31" style:family="text">
      <style:text-properties fo:font-weight="bold" officeooo:rsid="00274ece" fo:background-color="transparent" style:font-weight-asian="bold" style:font-weight-complex="bold"/>
    </style:style>
    <style:style style:name="T32" style:family="text">
      <style:text-properties fo:font-weight="bold" officeooo:rsid="002c85d3" fo:background-color="transparent" style:font-weight-asian="bold" style:font-weight-complex="bold"/>
    </style:style>
    <style:style style:name="T33" style:family="text">
      <style:text-properties fo:font-weight="bold" officeooo:rsid="002aa736" fo:background-color="transparent" style:font-weight-asian="bold" style:font-weight-complex="bold"/>
    </style:style>
    <style:style style:name="T34" style:family="text">
      <style:text-properties officeooo:rsid="001a37e4"/>
    </style:style>
    <style:style style:name="T35" style:family="text">
      <style:text-properties officeooo:rsid="001bf12a"/>
    </style:style>
    <style:style style:name="T36" style:family="text">
      <style:text-properties officeooo:rsid="001f5df8"/>
    </style:style>
    <style:style style:name="T37" style:family="text">
      <style:text-properties officeooo:rsid="0020708b"/>
    </style:style>
    <style:style style:name="T38" style:family="text">
      <style:text-properties officeooo:rsid="000dab78"/>
    </style:style>
    <style:style style:name="T39" style:family="text">
      <style:text-properties fo:font-weight="normal" officeooo:rsid="00092f9b" fo:background-color="transparent" style:font-weight-asian="normal" style:font-weight-complex="normal"/>
    </style:style>
    <style:style style:name="T40" style:family="text">
      <style:text-properties fo:font-weight="normal" officeooo:rsid="002444b9" fo:background-color="transparent" style:font-weight-asian="normal" style:font-weight-complex="normal"/>
    </style:style>
    <style:style style:name="T41" style:family="text">
      <style:text-properties fo:font-weight="normal" officeooo:rsid="0009e21b" fo:background-color="transparent" style:font-weight-asian="normal" style:font-weight-complex="normal"/>
    </style:style>
    <style:style style:name="T42" style:family="text">
      <style:text-properties fo:font-weight="normal" officeooo:rsid="0025b3e9" fo:background-color="transparent" style:font-weight-asian="normal" style:font-weight-complex="normal"/>
    </style:style>
    <style:style style:name="T43" style:family="text">
      <style:text-properties fo:font-weight="normal" officeooo:rsid="00274ece" fo:background-color="transparent" style:font-weight-asian="normal" style:font-weight-complex="normal"/>
    </style:style>
    <style:style style:name="T44" style:family="text">
      <style:text-properties fo:font-weight="normal" officeooo:rsid="00285209" fo:background-color="transparent" style:font-weight-asian="normal" style:font-weight-complex="normal"/>
    </style:style>
    <style:style style:name="T45" style:family="text">
      <style:text-properties fo:font-weight="normal" officeooo:rsid="002a1931" fo:background-color="transparent" style:font-weight-asian="normal" style:font-weight-complex="normal"/>
    </style:style>
    <style:style style:name="T46" style:family="text">
      <style:text-properties fo:font-weight="normal" officeooo:rsid="002aa736" fo:background-color="transparent" style:font-weight-asian="normal" style:font-weight-complex="normal"/>
    </style:style>
    <style:style style:name="T47" style:family="text">
      <style:text-properties fo:font-weight="normal" officeooo:rsid="002c85d3" fo:background-color="transparent" style:font-weight-asian="normal" style:font-weight-complex="normal"/>
    </style:style>
    <style:style style:name="T48" style:family="text">
      <style:text-properties fo:font-weight="normal" officeooo:rsid="002d59c0" fo:background-color="transparent" style:font-weight-asian="normal" style:font-weight-complex="normal"/>
    </style:style>
    <style:style style:name="T49" style:family="text">
      <style:text-properties fo:font-weight="normal" officeooo:rsid="002e79ea" fo:background-color="transparent" style:font-weight-asian="normal" style:font-weight-complex="normal"/>
    </style:style>
    <style:style style:name="T50" style:family="text">
      <style:text-properties fo:font-weight="normal" officeooo:rsid="00564e90" fo:background-color="transparent" style:font-weight-asian="normal" style:font-weight-complex="normal"/>
    </style:style>
    <style:style style:name="T51" style:family="text">
      <style:text-properties fo:font-weight="normal" officeooo:rsid="00666499" fo:background-color="transparent" style:font-weight-asian="normal" style:font-weight-complex="normal"/>
    </style:style>
    <style:style style:name="T52" style:family="text">
      <style:text-properties fo:font-style="normal" fo:font-weight="normal" officeooo:rsid="002d59c0" fo:background-color="transparent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2e79ea" fo:background-color="transparent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3054ad" fo:background-color="transparent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30f41f" fo:background-color="transparent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315a5c" fo:background-color="transparent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334dff" fo:background-color="transparent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34d1fb" fo:background-color="transparent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3669e2" fo:background-color="transparent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36bba9" fo:background-color="transparent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3890f8" fo:background-color="transparent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38cbe5" fo:background-color="transparent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3a52f5" fo:background-color="transparent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3bdf8a" fo:background-color="transparent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404c03" fo:background-color="transparent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4da5a9" fo:background-color="transparent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4f8cf5" fo:background-color="transparent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67f36d" fo:background-color="transparent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bold" officeooo:rsid="003669e2" fo:background-color="transparent" style:font-style-asian="normal" style:font-weight-asian="bold" style:font-style-complex="normal" style:font-weight-complex="bold"/>
    </style:style>
    <style:style style:name="T70" style:family="text">
      <style:text-properties fo:font-style="normal" fo:font-weight="bold" officeooo:rsid="002e79ea" fo:background-color="transparent" style:font-style-asian="normal" style:font-weight-asian="bold" style:font-style-complex="normal" style:font-weight-complex="bold"/>
    </style:style>
    <style:style style:name="T71" style:family="text">
      <style:text-properties fo:font-style="normal" fo:font-weight="bold" officeooo:rsid="003054ad" fo:background-color="transparent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3bdf8a" fo:background-color="transparent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334dff" fo:background-color="transparent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3890f8" fo:background-color="transparent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38cbe5" fo:background-color="transparent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4f8cf5" fo:background-color="transparent" style:font-style-asian="normal" style:font-weight-asian="bold" style:font-style-complex="normal" style:font-weight-complex="bold"/>
    </style:style>
    <style:style style:name="T77" style:family="text">
      <style:text-properties officeooo:rsid="004456dd"/>
    </style:style>
    <style:style style:name="T78" style:family="text">
      <style:text-properties officeooo:rsid="0053681a"/>
    </style:style>
    <style:style style:name="T79" style:family="text">
      <style:text-properties officeooo:rsid="005489db"/>
    </style:style>
    <style:style style:name="T80" style:family="text">
      <style:text-properties officeooo:rsid="005efe5a"/>
    </style:style>
    <style:style style:name="T81" style:family="text">
      <style:text-properties officeooo:rsid="005effa3"/>
    </style:style>
    <style:style style:name="T82" style:family="text">
      <style:text-properties officeooo:rsid="0068b99b"/>
    </style:style>
    <style:style style:name="T83" style:family="text">
      <style:text-properties officeooo:rsid="00692d26"/>
    </style:style>
    <style:style style:name="T84" style:family="text">
      <style:text-properties officeooo:rsid="006ae0a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 to <text:span text:style-name="T2">L</text:span>inear <text:span text:style-name="T2">T</text:span>ransformations</text:p>
      <text:p text:style-name="P7"/>
      <text:list xml:id="list6914035159104222338" text:style-name="L1">
        <text:list-item>
          <text:p text:style-name="P16"><text:span text:style-name="T2">The m</text:span>atrix equation <text:span text:style-name="T3">A</text:span><text:span text:style-name="T19">x</text:span> = <text:span text:style-name="T19">b</text:span> can arise in linear algebra in a way that is not directly connected with linear combinations of vectors and linear systems. This happens when we think if the matrix <text:span text:style-name="T3">A</text:span> as an object that acts on a vector<text:span text:style-name="T19"> x</text:span> by multiplication <text:span text:style-name="T78">and thereby transform it to </text:span>a new vector <text:span text:style-name="T3">A</text:span><text:span text:style-name="T19">x</text:span>.</text:p>
        </text:list-item>
        <text:list-item>
          <text:p text:style-name="P16">The <text:span text:style-name="T78">transformation</text:span> from <text:span text:style-name="T19">x</text:span> to <text:span text:style-name="T3">A</text:span><text:span text:style-name="T19">x</text:span> is a function from one set of vectors to another.</text:p>
        </text:list-item>
        <text:list-item>
          <text:p text:style-name="P17">Formally, a transformation(function) <text:span text:style-name="T3">T</text:span> from<draw:frame draw:style-name="fr1" draw:name="Object1" text:anchor-type="as-char" svg:y="-0.172in" svg:width="0.2583in" svg:height="0.2055in" draw:z-index="0"><draw:object xlink:href="./Object 1" xlink:type="simple" xlink:show="embed" xlink:actuate="onLoad"/><draw:image xlink:href="./ObjectReplacements/Object 1" xlink:type="simple" xlink:show="embed" xlink:actuate="onLoad"/></draw:frame>to<draw:frame draw:style-name="fr1" draw:name="Object2" text:anchor-type="as-char" svg:y="-0.172in" svg:width="0.2807in" svg:height="0.2055in" draw:z-index="1"><draw:object xlink:href="./Object 2" xlink:type="simple" xlink:show="embed" xlink:actuate="onLoad"/><draw:image xlink:href="./ObjectReplacements/Object 2" xlink:type="simple" xlink:show="embed" xlink:actuate="onLoad"/></draw:frame>is a rule that assigns to each vector <text:span text:style-name="T19">x</text:span> in<draw:frame draw:style-name="fr1" draw:name="Object3" text:anchor-type="as-char" svg:y="-0.172in" svg:width="0.2583in" svg:height="0.2055in" draw:z-index="2"><draw:object xlink:href="./Object 3" xlink:type="simple" xlink:show="embed" xlink:actuate="onLoad"/><draw:image xlink:href="./ObjectReplacements/Object 3" xlink:type="simple" xlink:show="embed" xlink:actuate="onLoad"/></draw:frame>a vector <text:span text:style-name="T3">T</text:span>(<text:span text:style-name="T19">x</text:span>) in<draw:frame draw:style-name="fr1" draw:name="Object4" text:anchor-type="as-char" svg:y="-0.172in" svg:width="0.2807in" svg:height="0.2055in" draw:z-index="3"><draw:object xlink:href="./Object 4" xlink:type="simple" xlink:show="embed" xlink:actuate="onLoad"/><draw:image xlink:href="./ObjectReplacements/Object 4" xlink:type="simple" xlink:show="embed" xlink:actuate="onLoad"/></draw:frame>.</text:p>
          <text:list>
            <text:list-item>
              <text:p text:style-name="P17"><draw:frame draw:style-name="fr1" draw:name="Object5" text:anchor-type="as-char" svg:y="-0.172in" svg:width="0.2583in" svg:height="0.2055in" draw:z-index="4"><draw:object xlink:href="./Object 5" xlink:type="simple" xlink:show="embed" xlink:actuate="onLoad"/><draw:image xlink:href="./ObjectReplacements/Object 5" xlink:type="simple" xlink:show="embed" xlink:actuate="onLoad"/></draw:frame>is called the domain of <text:span text:style-name="T3">T </text:span>.</text:p>
            </text:list-item>
            <text:list-item>
              <text:p text:style-name="P17"><draw:frame draw:style-name="fr1" draw:name="Object6" text:anchor-type="as-char" svg:y="-0.172in" svg:width="0.2807in" svg:height="0.2055in" draw:z-index="5"><draw:object xlink:href="./Object 6" xlink:type="simple" xlink:show="embed" xlink:actuate="onLoad"/><draw:image xlink:href="./ObjectReplacements/Object 6" xlink:type="simple" xlink:show="embed" xlink:actuate="onLoad"/></draw:frame>is called the codomain of <text:span text:style-name="T3">T </text:span>.</text:p>
            </text:list-item>
          </text:list>
        </text:list-item>
      </text:list>
      <text:p text:style-name="P8"/>
      <text:p text:style-name="P2">Linear transformation</text:p>
      <text:list xml:id="list117869992547761836" text:style-name="L2">
        <text:list-item>
          <text:p text:style-name="P18">A transformation <text:span text:style-name="T3">T</text:span> is linear if</text:p>
          <text:list>
            <text:list-item>
              <text:p text:style-name="P18"><text:span text:style-name="T3">T</text:span>(<text:span text:style-name="T19">u</text:span> + <text:span text:style-name="T19">v</text:span>) = <text:span text:style-name="T3">T</text:span>(<text:span text:style-name="T19">u</text:span>) + <text:span text:style-name="T3">T</text:span>(<text:span text:style-name="T19">v</text:span>) for all <text:span text:style-name="T19">u</text:span>, <text:span text:style-name="T19">v</text:span> in the domain of <text:span text:style-name="T3">T</text:span>.</text:p>
            </text:list-item>
            <text:list-item>
              <text:p text:style-name="P18"><text:span text:style-name="T3">T</text:span>(c<text:span text:style-name="T19">u</text:span>) = c <text:span text:style-name="T3">T</text:span>(<text:span text:style-name="T19">u</text:span>) for all scalars c and all <text:span text:style-name="T19">u</text:span> in the domain of <text:span text:style-name="T3">T</text:span>.</text:p>
            </text:list-item>
          </text:list>
        </text:list-item>
        <text:list-item>
          <text:p text:style-name="P18">Intuitively, it can be seen that linear transformations preserve the operations of vector addition and scalar multiplication. The first propert<text:span text:style-name="T34">y</text:span> says that the result of <text:span text:style-name="T82">applying a linear transformation on </text:span><text:span text:style-name="T83">the sum of two vectors is the same as applying linear transformations on the individual vectors and then taking the sum of the transformations. </text:span><text:span text:style-name="T84">The second property says the same about scalar multiplication.</text:span></text:p>
        </text:list-item>
        <text:list-item>
          <text:p text:style-name="P19">The matrix-vector multiplication <text:span text:style-name="T3">A</text:span><text:span text:style-name="T19">x</text:span><text:span text:style-name="T25">(matrix transformation)</text:span> in the mat<text:span text:style-name="T1">rix equation </text:span><text:span text:style-name="T4">A</text:span><text:span text:style-name="T20">x</text:span><text:span text:style-name="T1"> = </text:span><text:span text:style-name="T20">b</text:span><text:span text:style-name="T1"> is clearly a linear transformation.</text:span></text:p>
          <text:list>
            <text:list-item>
              <text:p text:style-name="P19"><text:span text:style-name="T5">A</text:span><text:span text:style-name="T79">(</text:span><text:span text:style-name="T24">u</text:span><text:span text:style-name="T79"> + </text:span><text:span text:style-name="T24">v</text:span><text:span text:style-name="T79">) = </text:span><text:span text:style-name="T5">A</text:span><text:span text:style-name="T24">u</text:span><text:span text:style-name="T79"> + </text:span><text:span text:style-name="T5">A</text:span><text:span text:style-name="T24">v</text:span></text:p>
            </text:list-item>
            <text:list-item>
              <text:p text:style-name="P19"><text:span text:style-name="T5">A</text:span><text:span text:style-name="T79">(c</text:span><text:span text:style-name="T24">u</text:span><text:span text:style-name="T79">) = c </text:span><text:span text:style-name="T5">A</text:span><text:span text:style-name="T79">(</text:span><text:span text:style-name="T24">u</text:span><text:span text:style-name="T79">)</text:span></text:p>
            </text:list-item>
          </text:list>
        </text:list-item>
        <text:list-item>
          <text:p text:style-name="P18"><text:span text:style-name="T37">Equivalent description : I</text:span><text:span text:style-name="T35">f </text:span><text:span text:style-name="T3">T</text:span><text:span text:style-name="T35"> is a linear transformation, then </text:span></text:p>
          <text:list>
            <text:list-item>
              <text:p text:style-name="P18"><text:span text:style-name="T3">T</text:span><text:span text:style-name="T37">(c </text:span><text:span text:style-name="T23">u</text:span><text:span text:style-name="T37"> + d </text:span><text:span text:style-name="T23">v</text:span><text:span text:style-name="T37">) = c </text:span><text:span text:style-name="T3">T</text:span><text:span text:style-name="T37">(</text:span><text:span text:style-name="T23">u</text:span><text:span text:style-name="T37">) + d </text:span><text:span text:style-name="T3">T</text:span><text:span text:style-name="T37">(</text:span><text:span text:style-name="T23">v</text:span><text:span text:style-name="T37">)</text:span></text:p>
              <text:list>
                <text:list-header>
                  <text:p text:style-name="P18"><text:span text:style-name="T3">T</text:span><text:span text:style-name="T37">(c</text:span><text:span text:style-name="T23">u</text:span><text:span text:style-name="T37"> + d </text:span><text:span text:style-name="T23">v</text:span><text:span text:style-name="T37">) = </text:span><text:span text:style-name="T3">T</text:span><text:span text:style-name="T37">(c </text:span><text:span text:style-name="T23">u</text:span><text:span text:style-name="T37">) + </text:span><text:span text:style-name="T3">T</text:span><text:span text:style-name="T37">(d </text:span><text:span text:style-name="T23">v</text:span><text:span text:style-name="T37">) = c </text:span><text:span text:style-name="T3">T</text:span><text:span text:style-name="T37">(</text:span><text:span text:style-name="T23">u</text:span><text:span text:style-name="T37">) + d </text:span><text:span text:style-name="T3">T</text:span><text:span text:style-name="T37">(</text:span><text:span text:style-name="T23">v</text:span><text:span text:style-name="T37">)</text:span></text:p>
                </text:list-header>
              </text:list>
            </text:list-item>
            <text:list-item>
              <text:p text:style-name="P18"><text:span text:style-name="T3">T</text:span><text:span text:style-name="T35">(</text:span><text:span text:style-name="T21">0</text:span><text:span text:style-name="T35">) = </text:span><text:span text:style-name="T21">0</text:span></text:p>
              <text:list>
                <text:list-header>
                  <text:p text:style-name="P18"><text:span text:style-name="T3">T</text:span><text:span text:style-name="T36">(</text:span><text:span text:style-name="T22">0u</text:span><text:span text:style-name="T36">) = </text:span><text:span text:style-name="T22">0</text:span><text:span text:style-name="T36"> </text:span><text:span text:style-name="T3">T</text:span><text:span text:style-name="T36">(</text:span><text:span text:style-name="T22">u</text:span><text:span text:style-name="T36">) = </text:span><text:span text:style-name="T22">0</text:span></text:p>
                </text:list-header>
              </text:list>
            </text:list-item>
          </text:list>
        </text:list-item>
      </text:list>
      <text:p text:style-name="P3"/>
      <text:p text:style-name="P4"><text:span text:style-name="T38">The Matrix of </text:span><text:span text:style-name="T77">L</text:span><text:span text:style-name="T38">inear Transformation</text:span></text:p>
      <text:list xml:id="list6691258299361912284" text:style-name="L3">
        <text:list-item>
          <text:p text:style-name="P25"><text:span text:style-name="T39">Every linear tra</text:span><text:span text:style-name="T40">n</text:span><text:span text:style-name="T39">sformation from</text:span><text:span text:style-name="T39"><draw:frame draw:style-name="fr1" draw:name="Object25" text:anchor-type="as-char" svg:y="-0.172in" svg:width="0.2583in" svg:height="0.2055in" draw:z-index="22"><draw:object xlink:href="./Object 25" xlink:type="simple" xlink:show="embed" xlink:actuate="onLoad"/><draw:image xlink:href="./ObjectReplacements/Object 25" xlink:type="simple" xlink:show="embed" xlink:actuate="onLoad"/></draw:frame></text:span><text:span text:style-name="T39">to</text:span><text:span text:style-name="T39"><draw:frame draw:style-name="fr1" draw:name="Object26" text:anchor-type="as-char" svg:y="-0.172in" svg:width="0.2807in" svg:height="0.2055in" draw:z-index="23"><draw:object xlink:href="./Object 26" xlink:type="simple" xlink:show="embed" xlink:actuate="onLoad"/><draw:image xlink:href="./ObjectReplacements/Object 26" xlink:type="simple" xlink:show="embed" xlink:actuate="onLoad"/></draw:frame></text:span><text:span text:style-name="T39">is actually a matrix transformation</text:span><text:span text:style-name="T41"><draw:frame draw:style-name="fr1" draw:name="Object9" text:anchor-type="as-char" svg:y="-0.1508in" svg:width="0.6272in" svg:height="0.2008in" draw:z-index="6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0">.</text:span></text:p>
          <text:list>
            <text:list-item>
              <text:p text:style-name="P26"><text:span text:style-name="T50">“Note: Every linear transformation from</text:span><text:span text:style-name="T39"><draw:frame draw:style-name="fr1" draw:name="Object40" text:anchor-type="as-char" svg:y="-0.172in" svg:width="0.2583in" svg:height="0.2055in" draw:z-index="2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39">to</text:span><text:span text:style-name="T39"><draw:frame draw:style-name="fr1" draw:name="Object41" text:anchor-type="as-char" svg:y="-0.172in" svg:width="0.2807in" svg:height="0.2055in" draw:z-index="25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39">“ </text:span><text:span text:style-name="T50">doesn't mean “Every linear transformation”</text:span></text:p>
            </text:list-item>
          </text:list>
        </text:list-item>
        <text:list-item>
          <text:p text:style-name="P20">Any linear transformation can be expressed as a matrix-vector multiplication. Formally, </text:p>
          <text:p text:style-name="P26"><text:span text:style-name="T51">l</text:span><text:span text:style-name="T40">et </text:span><text:span text:style-name="T40"><draw:frame draw:style-name="fr1" draw:name="Object27" text:anchor-type="as-char" svg:y="-0.172in" svg:width="0.85in" svg:height="0.2075in" draw:z-index="26"><draw:object xlink:href="./Object 27" xlink:type="simple" xlink:show="embed" xlink:actuate="onLoad"/><draw:image xlink:href="./ObjectReplacements/Object 27" xlink:type="simple" xlink:show="embed" xlink:actuate="onLoad"/></draw:frame></text:span><text:span text:style-name="T40">be a linear transformation. Then there exists a </text:span><text:span text:style-name="T26">unique</text:span><text:span text:style-name="T40"> matrix </text:span><text:span text:style-name="T13">A</text:span><text:span text:style-name="T40"> such that </text:span><text:span text:style-name="T14">T</text:span><text:span text:style-name="T42">(</text:span><text:span text:style-name="T30">x</text:span><text:span text:style-name="T42">) = </text:span><text:span text:style-name="T15">A</text:span><text:span text:style-name="T30">x</text:span><text:span text:style-name="T42"> for all </text:span><text:span text:style-name="T30">x</text:span><text:span text:style-name="T42"> in</text:span><text:span text:style-name="T42"><draw:frame draw:style-name="fr1" draw:name="Object28" text:anchor-type="as-char" svg:y="-0.172in" svg:width="0.2583in" svg:height="0.2055in" draw:z-index="27"><draw:object xlink:href="./Object 28" xlink:type="simple" xlink:show="embed" xlink:actuate="onLoad"/><draw:image xlink:href="./ObjectReplacements/Object 28" xlink:type="simple" xlink:show="embed" xlink:actuate="onLoad"/></draw:frame></text:span></text:p>
          <text:list>
            <text:list-header>
              <text:p text:style-name="P27"><text:span text:style-name="T42">Particularly, </text:span><text:span text:style-name="T15">A </text:span><text:span text:style-name="T42">is a</text:span><text:span text:style-name="T42"><draw:frame draw:style-name="fr1" draw:name="Object29" text:anchor-type="as-char" svg:y="-0.1484in" svg:width="0.4291in" svg:height="0.1839in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42">matrix whose </text:span><text:span text:style-name="T15">j</text:span><text:span text:style-name="T42"> th column is the vector </text:span><text:span text:style-name="T42"><draw:frame draw:style-name="fr1" draw:name="Object30" text:anchor-type="as-char" svg:y="-0.152in" svg:width="0.4465in" svg:height="0.2126in" draw:z-index="29"><draw:object xlink:href="./Object 30" xlink:type="simple" xlink:show="embed" xlink:actuate="onLoad"/><draw:image xlink:href="./ObjectReplacements/Object 30" xlink:type="simple" xlink:show="embed" xlink:actuate="onLoad"/></draw:frame></text:span><text:span text:style-name="T42">, where</text:span><text:span text:style-name="T42"><draw:frame draw:style-name="fr1" draw:name="Object31" text:anchor-type="as-char" svg:y="-0.1484in" svg:width="0.198in" svg:height="0.2091in" draw:z-index="31"><draw:object xlink:href="./Object 31" xlink:type="simple" xlink:show="embed" xlink:actuate="onLoad"/><draw:image xlink:href="./ObjectReplacements/Object 31" xlink:type="simple" xlink:show="embed" xlink:actuate="onLoad"/></draw:frame></text:span><text:span text:style-name="T42">is the </text:span><text:span text:style-name="T15">j</text:span><text:span text:style-name="T42"> th column of the identity matrix in</text:span><text:span text:style-name="T42"><draw:frame draw:style-name="fr1" draw:name="Object32" text:anchor-type="as-char" svg:y="-0.172in" svg:width="0.2583in" svg:height="0.2055in" draw:z-index="32"><draw:object xlink:href="./Object 32" xlink:type="simple" xlink:show="embed" xlink:actuate="onLoad"/><draw:image xlink:href="./ObjectReplacements/Object 32" xlink:type="simple" xlink:show="embed" xlink:actuate="onLoad"/></draw:frame></text:span></text:p>
            </text:list-header>
          </text:list>
          <text:p text:style-name="P21"><draw:frame draw:style-name="fr1" draw:name="Object33" text:anchor-type="as-char" svg:y="-0.152in" svg:width="1.4in" svg:height="0.2126in" draw:z-index="33"><draw:object xlink:href="./Object 33" xlink:type="simple" xlink:show="embed" xlink:actuate="onLoad"/><draw:image xlink:href="./ObjectReplacements/Object 33" xlink:type="simple" xlink:show="embed" xlink:actuate="onLoad"/></draw:frame></text:p>
        </text:list-item>
        <text:list-item>
          <text:p text:style-name="P22"><text:span text:style-name="T81">Thus a linear transformation</text:span><text:span text:style-name="T81"><draw:frame draw:style-name="fr1" draw:name="Object48" text:anchor-type="as-char" svg:y="-0.172in" svg:width="0.85in" svg:height="0.2075in" draw:z-index="34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81">is completely determined by its effect on the columns of the</text:span><text:span text:style-name="T81"><draw:frame draw:style-name="fr1" draw:name="Object49" text:anchor-type="as-char" svg:y="-0.1484in" svg:width="0.3992in" svg:height="0.1839in" draw:z-index="35"><draw:object xlink:href="./Object 49" xlink:type="simple" xlink:show="embed" xlink:actuate="onLoad"/><draw:image xlink:href="./ObjectReplacements/Object 49" xlink:type="simple" xlink:show="embed" xlink:actuate="onLoad"/></draw:frame></text:span><text:span text:style-name="T81">identity matrix.</text:span></text:p>
        </text:list-item>
        <text:list-item>
          <text:p text:style-name="P23">The term linear transformation focuses on the property of mapping, while matrix transformation describes how such a mapping is implemented.</text:p>
        </text:list-item>
      </text:list>
      <text:p text:style-name="P9"/>
      <text:p text:style-name="P5">Onto mapping</text:p>
      <text:list xml:id="list7506140963874296475" text:style-name="L4">
        <text:list-item>
          <text:p text:style-name="P28"><text:span text:style-name="T44">A mapping</text:span><text:span text:style-name="T44"><draw:frame draw:style-name="fr1" draw:name="Object10" text:anchor-type="as-char" svg:y="-0.172in" svg:width="0.85in" svg:height="0.2075in" draw:z-index="7"><draw:object xlink:href="./Object 10" xlink:type="simple" xlink:show="embed" xlink:actuate="onLoad"/><draw:image xlink:href="./ObjectReplacements/Object 10" xlink:type="simple" xlink:show="embed" xlink:actuate="onLoad"/></draw:frame></text:span><text:span text:style-name="T44">is said to be </text:span><text:span text:style-name="T27">onto</text:span><text:span text:style-name="T44"><draw:frame draw:style-name="fr1" draw:name="Object11" text:anchor-type="as-char" svg:y="-0.172in" svg:width="0.2807in" svg:height="0.2055in" draw:z-index="8"><draw:object xlink:href="./Object 11" xlink:type="simple" xlink:show="embed" xlink:actuate="onLoad"/><draw:image xlink:href="./ObjectReplacements/Object 11" xlink:type="simple" xlink:show="embed" xlink:actuate="onLoad"/></draw:frame></text:span><text:span text:style-name="T44">if each </text:span><text:span text:style-name="T27">b</text:span><text:span text:style-name="T44"> in</text:span><text:span text:style-name="T44"><draw:frame draw:style-name="fr1" draw:name="Object12" text:anchor-type="as-char" svg:y="-0.172in" svg:width="0.2807in" svg:height="0.2055in" draw:z-index="9"><draw:object xlink:href="./Object 12" xlink:type="simple" xlink:show="embed" xlink:actuate="onLoad"/><draw:image xlink:href="./ObjectReplacements/Object 12" xlink:type="simple" xlink:show="embed" xlink:actuate="onLoad"/></draw:frame></text:span><text:span text:style-name="T44">is the image of at least one </text:span><text:span text:style-name="T27">x</text:span><text:span text:style-name="T44"> in</text:span><text:span text:style-name="T44"><draw:frame draw:style-name="fr1" draw:name="Object13" text:anchor-type="as-char" svg:y="-0.172in" svg:width="0.2583in" svg:height="0.2055in" draw:z-index="10"><draw:object xlink:href="./Object 13" xlink:type="simple" xlink:show="embed" xlink:actuate="onLoad"/><draw:image xlink:href="./ObjectReplacements/Object 13" xlink:type="simple" xlink:show="embed" xlink:actuate="onLoad"/></draw:frame></text:span></text:p>
        </text:list-item>
        <text:list-item>
          <text:p text:style-name="P29"><text:span text:style-name="T45">“Does </text:span><text:span text:style-name="T6">T</text:span><text:span text:style-name="T45"> map</text:span><text:span text:style-name="T45"><draw:frame draw:style-name="fr1" draw:name="Object14" text:anchor-type="as-char" svg:y="-0.172in" svg:width="0.2583in" svg:height="0.2055in" draw:z-index="11"><draw:object xlink:href="./Object 14" xlink:type="simple" xlink:show="embed" xlink:actuate="onLoad"/><draw:image xlink:href="./ObjectReplacements/Object 14" xlink:type="simple" xlink:show="embed" xlink:actuate="onLoad"/></draw:frame></text:span><text:span text:style-name="T28">onto</text:span><text:span text:style-name="T28"><draw:frame draw:style-name="fr1" draw:name="Object15" text:anchor-type="as-char" svg:y="-0.172in" svg:width="0.2807in" svg:height="0.2055in" draw:z-index="12"><draw:object xlink:href="./Object 15" xlink:type="simple" xlink:show="embed" xlink:actuate="onLoad"/><draw:image xlink:href="./ObjectReplacements/Object 15" xlink:type="simple" xlink:show="embed" xlink:actuate="onLoad"/></draw:frame></text:span><text:span text:style-name="T45">?” </text:span><text:span text:style-name="T46">is an existence question for </text:span><text:span text:style-name="T49">if </text:span><text:span text:style-name="T46">it does, than every </text:span><text:span text:style-name="T16">T</text:span><text:span text:style-name="T47">(</text:span><text:span text:style-name="T32">x</text:span><text:span text:style-name="T47">) </text:span><text:span text:style-name="T46">= </text:span><text:span text:style-name="T33">b</text:span><text:span text:style-name="T46"> will </text:span><text:soft-page-break/><text:span text:style-name="T46">have a solution set</text:span></text:p>
        </text:list-item>
        <text:list-item>
          <text:p text:style-name="P30"><text:span text:style-name="T53">Let</text:span><text:span text:style-name="T53"><draw:frame draw:style-name="fr1" draw:name="Object36" text:anchor-type="as-char" svg:y="-0.172in" svg:width="0.85in" svg:height="0.2075in" draw:z-index="36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53">be a linear transformation </text:span><text:span text:style-name="T67">and let </text:span><text:span text:style-name="T18">A</text:span><text:span text:style-name="T67"> be the standard matrix for </text:span><text:span text:style-name="T18">T</text:span><text:span text:style-name="T53">. </text:span><text:span text:style-name="T67">Then </text:span><text:span text:style-name="T8">T </text:span><text:span text:style-name="T67">maps</text:span><text:span text:style-name="T67"><draw:frame draw:style-name="fr1" draw:name="Object37" text:anchor-type="as-char" svg:y="-0.172in" svg:width="0.2583in" svg:height="0.2055in" draw:z-index="37"><draw:object xlink:href="./Object 37" xlink:type="simple" xlink:show="embed" xlink:actuate="onLoad"/><draw:image xlink:href="./ObjectReplacements/Object 37" xlink:type="simple" xlink:show="embed" xlink:actuate="onLoad"/></draw:frame></text:span><text:span text:style-name="T76">onto</text:span><text:span text:style-name="T67"><draw:frame draw:style-name="fr1" draw:name="Object38" text:anchor-type="as-char" svg:y="-0.172in" svg:width="0.2807in" svg:height="0.2055in" draw:z-index="45"><draw:object xlink:href="./Object 38" xlink:type="simple" xlink:show="embed" xlink:actuate="onLoad"/><draw:image xlink:href="./ObjectReplacements/Object 38" xlink:type="simple" xlink:show="embed" xlink:actuate="onLoad"/></draw:frame></text:span><text:span text:style-name="T67">if and only if the columns of </text:span><text:span text:style-name="T18">A</text:span><text:span text:style-name="T67"> span</text:span><text:span text:style-name="T67"><draw:frame draw:style-name="fr1" draw:name="Object39" text:anchor-type="as-char" svg:y="-0.172in" svg:width="0.2807in" svg:height="0.2055in" draw:z-index="46"><draw:object xlink:href="./Object 39" xlink:type="simple" xlink:show="embed" xlink:actuate="onLoad"/><draw:image xlink:href="./ObjectReplacements/Object 39" xlink:type="simple" xlink:show="embed" xlink:actuate="onLoad"/></draw:frame></text:span></text:p>
        </text:list-item>
      </text:list>
      <text:p text:style-name="P11"/>
      <text:p text:style-name="P6">One-to-One mapping</text:p>
      <text:list xml:id="list7790600939752423270" text:style-name="L5">
        <text:list-item>
          <text:p text:style-name="P31"><text:span text:style-name="T44">A mapping</text:span><text:span text:style-name="T44"><draw:frame draw:style-name="fr1" draw:name="Object16" text:anchor-type="as-char" svg:y="-0.172in" svg:width="0.85in" svg:height="0.2075in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44">is said to be </text:span><text:span text:style-name="T29">one-to-one </text:span><text:span text:style-name="T48">if each </text:span><text:span text:style-name="T27">b</text:span><text:span text:style-name="T44"> in</text:span><text:span text:style-name="T44"><draw:frame draw:style-name="fr1" draw:name="Object18" text:anchor-type="as-char" svg:y="-0.172in" svg:width="0.2807in" svg:height="0.2055in" draw:z-index="14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44">is the image of at </text:span><text:span text:style-name="T48">most</text:span><text:span text:style-name="T44"> one </text:span><text:span text:style-name="T27">x</text:span><text:span text:style-name="T44"> in</text:span><text:span text:style-name="T44"><draw:frame draw:style-name="fr1" draw:name="Object19" text:anchor-type="as-char" svg:y="-0.172in" svg:width="0.2583in" svg:height="0.2055in" draw:z-index="15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  </text:list-item>
        <text:list-item>
          <text:p text:style-name="P31"><text:span text:style-name="T44">“</text:span><text:span text:style-name="T48">Is </text:span><text:span text:style-name="T7">T</text:span><text:span text:style-name="T52"> one-to-one?” is a uniqueness </text:span><text:span text:style-name="T53">question for if it is, then every </text:span><text:span text:style-name="T8">T</text:span><text:span text:style-name="T53">(</text:span><text:span text:style-name="T70">x</text:span><text:span text:style-name="T53">) = </text:span><text:span text:style-name="T8">A</text:span><text:span text:style-name="T70">x</text:span><text:span text:style-name="T53"> = </text:span><text:span text:style-name="T70">b</text:span><text:span text:style-name="T53"> has either a unique solution or none at all.</text:span></text:p>
        </text:list-item>
        <text:list-item>
          <text:p text:style-name="P32"><text:span text:style-name="T53">Let</text:span><text:span text:style-name="T53"><draw:frame draw:style-name="fr1" draw:name="Object17" text:anchor-type="as-char" svg:y="-0.172in" svg:width="0.85in" svg:height="0.2075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53">be a linear transformation. </text:span><text:span text:style-name="T8">T </text:span><text:span text:style-name="T53">is one-to-one if and only if </text:span><text:span text:style-name="T54">the equation </text:span><text:span text:style-name="T9">T</text:span><text:span text:style-name="T54">(</text:span><text:span text:style-name="T71">x</text:span><text:span text:style-name="T54">) = </text:span><text:span text:style-name="T71">0</text:span><text:span text:style-name="T54"> has only the trivial solution.</text:span></text:p>
          <text:list>
            <text:list-item>
              <text:p text:style-name="P32"><text:span text:style-name="T55">Suppose </text:span><text:span text:style-name="T10">T</text:span><text:span text:style-name="T55"> is one-to-one</text:span></text:p>
              <text:list>
                <text:list-item>
                  <text:p text:style-name="P33"><text:span text:style-name="T9">T</text:span><text:span text:style-name="T54">(</text:span><text:span text:style-name="T71">x</text:span><text:span text:style-name="T54">) = </text:span><text:span text:style-name="T71">0</text:span><text:span text:style-name="T56"> has at most one solution </text:span><text:span text:style-name="T57">and as </text:span><text:span text:style-name="T11">T</text:span><text:span text:style-name="T57"> is linear, </text:span><text:span text:style-name="T68">i.e.,</text:span><text:span text:style-name="T57"> </text:span><text:span text:style-name="T9">T</text:span><text:span text:style-name="T54">(</text:span><text:span text:style-name="T72">0</text:span><text:span text:style-name="T54">) = </text:span><text:span text:style-name="T71">0</text:span><text:span text:style-name="T57">. Therefore that unique solution is the trivial one</text:span></text:p>
                </text:list-item>
              </text:list>
            </text:list-item>
            <text:list-item>
              <text:p text:style-name="P32"><text:span text:style-name="T57">Suppose </text:span><text:span text:style-name="T73">T</text:span><text:span text:style-name="T57"> </text:span><text:span text:style-name="T58">is not one-to-one</text:span></text:p>
              <text:list>
                <text:list-item>
                  <text:p text:style-name="P33"><text:span text:style-name="T58">Then there exists </text:span><text:span text:style-name="T59">a </text:span><text:span text:style-name="T69">b</text:span><text:span text:style-name="T59"> in</text:span><text:span text:style-name="T59"><draw:frame draw:style-name="fr1" draw:name="Object20" text:anchor-type="as-char" svg:y="-0.172in" svg:width="0.2807in" svg:height="0.2055in" draw:z-index="17"><draw:object xlink:href="./Object 20" xlink:type="simple" xlink:show="embed" xlink:actuate="onLoad"/><draw:image xlink:href="./ObjectReplacements/Object 20" xlink:type="simple" xlink:show="embed" xlink:actuate="onLoad"/></draw:frame></text:span><text:span text:style-name="T59">that is the image of at least two </text:span><text:span text:style-name="T69">different</text:span><text:span text:style-name="T59"> vectors in</text:span><text:span text:style-name="T59"><draw:frame draw:style-name="fr1" draw:name="Object21" text:anchor-type="as-char" svg:y="-0.172in" svg:width="0.2583in" svg:height="0.2055in" draw:z-index="18"><draw:object xlink:href="./Object 21" xlink:type="simple" xlink:show="embed" xlink:actuate="onLoad"/><draw:image xlink:href="./ObjectReplacements/Object 21" xlink:type="simple" xlink:show="embed" xlink:actuate="onLoad"/></draw:frame></text:span><text:span text:style-name="T59">– say </text:span><text:span text:style-name="T69">u</text:span><text:span text:style-name="T59"> and </text:span><text:span text:style-name="T69">v</text:span><text:span text:style-name="T59">.</text:span></text:p>
                </text:list-item>
                <text:list-item>
                  <text:p text:style-name="P33"><text:span text:style-name="T59">That is </text:span><text:span text:style-name="T12">T</text:span><text:span text:style-name="T59">(</text:span><text:span text:style-name="T69">u</text:span><text:span text:style-name="T59">) = </text:span><text:span text:style-name="T12">T</text:span><text:span text:style-name="T59">(</text:span><text:span text:style-name="T69">v</text:span><text:span text:style-name="T59">) = </text:span><text:span text:style-name="T69">b</text:span><text:span text:style-name="T59">.</text:span></text:p>
                </text:list-item>
                <text:list-item>
                  <text:p text:style-name="P33"><text:span text:style-name="T59">But as T is linear, T(</text:span><text:span text:style-name="T69">u</text:span><text:span text:style-name="T59"> – </text:span><text:span text:style-name="T69">v</text:span><text:span text:style-name="T59">) = T(</text:span><text:span text:style-name="T69">u</text:span><text:span text:style-name="T59">) – T(</text:span><text:span text:style-name="T69">v</text:span><text:span text:style-name="T59">) = </text:span><text:span text:style-name="T69">b</text:span><text:span text:style-name="T59"> – </text:span><text:span text:style-name="T69">b</text:span><text:span text:style-name="T59"> = </text:span><text:span text:style-name="T69">0</text:span><text:span text:style-name="T59">. </text:span></text:p>
                </text:list-item>
                <text:list-item>
                  <text:p text:style-name="P33"><text:span text:style-name="T60">Since</text:span><text:span text:style-name="T60"><draw:frame draw:style-name="fr1" draw:name="Object22" text:anchor-type="as-char" svg:y="-0.1484in" svg:width="0.4071in" svg:height="0.1839in" draw:z-index="19"><draw:object xlink:href="./Object 22" xlink:type="simple" xlink:show="embed" xlink:actuate="onLoad"/><draw:image xlink:href="./ObjectReplacements/Object 22" xlink:type="simple" xlink:show="embed" xlink:actuate="onLoad"/></draw:frame></text:span><text:span text:style-name="T60">,</text:span><text:span text:style-name="T60"><draw:frame draw:style-name="fr1" draw:name="Object23" text:anchor-type="as-char" svg:y="-0.1484in" svg:width="0.6299in" svg:height="0.1839in" draw:z-index="20"><draw:object xlink:href="./Object 23" xlink:type="simple" xlink:show="embed" xlink:actuate="onLoad"/><draw:image xlink:href="./ObjectReplacements/Object 23" xlink:type="simple" xlink:show="embed" xlink:actuate="onLoad"/></draw:frame></text:span><text:span text:style-name="T60">. </text:span><text:span text:style-name="T61">This means that T(</text:span><text:span text:style-name="T74">x</text:span><text:span text:style-name="T61">) </text:span><text:span text:style-name="T62">= </text:span><text:span text:style-name="T75">0</text:span><text:span text:style-name="T62"> for some</text:span><text:span text:style-name="T62"><draw:frame draw:style-name="fr1" draw:name="Object24" text:anchor-type="as-char" svg:y="-0.152in" svg:width="0.9161in" svg:height="0.2in" draw:z-index="21"><draw:object xlink:href="./Object 24" xlink:type="simple" xlink:show="embed" xlink:actuate="onLoad"/><draw:image xlink:href="./ObjectReplacements/Object 24" xlink:type="simple" xlink:show="embed" xlink:actuate="onLoad"/></draw:frame></text:span><text:span text:style-name="T63">has more than one solutions.</text:span></text:p>
                </text:list-item>
              </text:list>
            </text:list-item>
            <text:list-item>
              <text:p text:style-name="P33"><text:span text:style-name="T64">S</text:span><text:span text:style-name="T65">o</text:span><text:span text:style-name="T64">, either the two conditions in the theorem are both true or they are both false</text:span></text:p>
            </text:list-item>
          </text:list>
        </text:list-item>
        <text:list-item>
          <text:p text:style-name="P34"><text:span text:style-name="T53">Let</text:span><text:span text:style-name="T53"><draw:frame draw:style-name="fr1" draw:name="Object35" text:anchor-type="as-char" svg:y="-0.172in" svg:width="0.85in" svg:height="0.2075in" draw:z-index="30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53">be a linear transformation </text:span><text:span text:style-name="T67">and let </text:span><text:span text:style-name="T18">A</text:span><text:span text:style-name="T67"> be the standard matrix for </text:span><text:span text:style-name="T18">T</text:span><text:span text:style-name="T53">. </text:span><text:span text:style-name="T67">Then </text:span><text:span text:style-name="T8">T </text:span><text:span text:style-name="T53">is one-to-one if and only if </text:span><text:span text:style-name="T66">the columns of </text:span><text:span text:style-name="T17">A</text:span><text:span text:style-name="T66"> are linearly independent</text:span></text:p>
        </text:list-item>
      </text:list>
      <text:p text:style-name="P14"/>
      <text:p text:style-name="P13"><text:span text:style-name="T31">Geometric linear transformations of</text:span><text:span text:style-name="T43"><draw:frame draw:style-name="fr1" draw:name="Object34" text:anchor-type="as-char" svg:y="-0.172in" svg:width="0.2602in" svg:height="0.2055in" draw:z-index="38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p>
      <text:list xml:id="list494925912146437840" text:style-name="L6">
        <text:list-item>
          <text:p text:style-name="P36">Reflection –<text:span text:style-name="T80"> One-to-one and onto</text:span></text:p>
          <text:list>
            <text:list-item>
              <text:p text:style-name="P35"><text:span text:style-name="T43">through</text:span><text:span text:style-name="T43"><draw:frame draw:style-name="fr1" draw:name="Object42" text:anchor-type="as-char" svg:y="-0.1484in" svg:width="0.2201in" svg:height="0.2091in" draw:z-index="39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43">axis</text:span></text:p>
            </text:list-item>
            <text:list-item>
              <text:p text:style-name="P35"><text:span text:style-name="T43">through</text:span><text:span text:style-name="T43"><draw:frame draw:style-name="fr1" draw:name="Object43" text:anchor-type="as-char" svg:y="-0.1484in" svg:width="0.2201in" svg:height="0.2091in" draw:z-index="40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43">axis</text:span></text:p>
            </text:list-item>
            <text:list-item>
              <text:p text:style-name="P35"><text:span text:style-name="T43">through the line</text:span><text:span text:style-name="T43"><draw:frame draw:style-name="fr1" draw:name="Object44" text:anchor-type="as-char" svg:y="-0.1484in" svg:width="0.5016in" svg:height="0.2091in" draw:z-index="41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p>
            </text:list-item>
            <text:list-item>
              <text:p text:style-name="P35"><text:span text:style-name="T43">through the line</text:span><text:span text:style-name="T43"><draw:frame draw:style-name="fr1" draw:name="Object45" text:anchor-type="as-char" svg:y="-0.1484in" svg:width="0.6228in" svg:height="0.2091in" draw:z-index="42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p>
            </text:list-item>
            <text:list-item>
              <text:p text:style-name="P24">through the origin</text:p>
            </text:list-item>
          </text:list>
        </text:list-item>
        <text:list-item>
          <text:p text:style-name="P36">Contractions and expansions –<text:span text:style-name="T80"> One-to-one and onto</text:span></text:p>
          <text:list>
            <text:list-item>
              <text:p text:style-name="P24">Horizontal</text:p>
            </text:list-item>
            <text:list-item>
              <text:p text:style-name="P24">Vertical</text:p>
            </text:list-item>
          </text:list>
        </text:list-item>
        <text:list-item>
          <text:p text:style-name="P36">Shears –<text:span text:style-name="T80"> One-to-one and onto</text:span></text:p>
          <text:list>
            <text:list-item>
              <text:p text:style-name="P24">Horizontal</text:p>
            </text:list-item>
            <text:list-item>
              <text:p text:style-name="P24">Vertical</text:p>
            </text:list-item>
          </text:list>
        </text:list-item>
        <text:list-item>
          <text:p text:style-name="P36">Projections –<text:span text:style-name="T80"> Neither one-to-one nor onto</text:span></text:p>
          <text:list>
            <text:list-item>
              <text:p text:style-name="P35"><text:span text:style-name="T43">Onto the</text:span><text:span text:style-name="T43"><draw:frame draw:style-name="fr1" draw:name="Object46" text:anchor-type="as-char" svg:y="-0.1484in" svg:width="0.2201in" svg:height="0.2091in" draw:z-index="43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43">axis</text:span></text:p>
            </text:list-item>
            <text:list-item>
              <text:p text:style-name="P35"><text:span text:style-name="T43">Onto the</text:span><text:span text:style-name="T43"><draw:frame draw:style-name="fr1" draw:name="Object47" text:anchor-type="as-char" svg:y="-0.1484in" svg:width="0.2201in" svg:height="0.2091in" draw:z-index="44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43">axis</text:span></text:p>
            </text:list-item>
          </text:list>
        </text:list-item>
      </text:list>
      <text:p text:style-name="P10"/>
      <text:p text:style-name="P12">Why is a linear transformation important??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S PMincho" style:font-size-asian="10.5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4T13:12:23.89</meta:creation-date>
    <meta:editing-duration>PT10H59M4S</meta:editing-duration>
    <meta:editing-cycles>47</meta:editing-cycles>
    <meta:generator>LibreOffice/4.0.2.2$Linux_x86 LibreOffice_project/400m0$Build-2</meta:generator>
    <dc:date>2013-08-15T17:21:05</dc:date>
    <dc:creator>Kempa </dc:creator>
    <meta:document-statistic meta:table-count="0" meta:image-count="0" meta:object-count="47" meta:page-count="2" meta:paragraph-count="62" meta:word-count="764" meta:character-count="3902" meta:non-whitespace-character-count="3244"/>
  </office:meta>
</office:document-meta>
</file>

<file path=Object 1/content.xml><?xml version="1.0" encoding="utf-8"?>
<math xmlns="http://www.w3.org/1998/Math/MathML">
  <semantics>
    <mrow>
      <msup>
        <mo stretchy="false">ℝ</mo>
        <mi>n</mi>
      </msup>
    </mrow>
    <annotation encoding="StarMath 5.0">setR^n</annotation>
  </semantics>
</math>
</file>

<file path=Object 10/content.xml><?xml version="1.0" encoding="utf-8"?>
<math xmlns="http://www.w3.org/1998/Math/MathML">
  <semantics>
    <mrow>
      <mi>T</mi>
      <mi mathvariant="normal">:</mi>
      <msup>
        <mo stretchy="false">ℝ</mo>
        <mi>n</mi>
      </msup>
      <mi>→</mi>
      <msup>
        <mo stretchy="false">ℝ</mo>
        <mi>m</mi>
      </msup>
    </mrow>
    <annotation encoding="StarMath 5.0"> T : setR^n → setR^m </annotation>
  </semantics>
</math>
</file>

<file path=Object 11/content.xml><?xml version="1.0" encoding="utf-8"?>
<math xmlns="http://www.w3.org/1998/Math/MathML">
  <semantics>
    <mrow>
      <msup>
        <mo stretchy="false">ℝ</mo>
        <mi>m</mi>
      </msup>
    </mrow>
    <annotation encoding="StarMath 5.0"> setR^m </annotation>
  </semantics>
</math>
</file>

<file path=Object 12/content.xml><?xml version="1.0" encoding="utf-8"?>
<math xmlns="http://www.w3.org/1998/Math/MathML">
  <semantics>
    <mrow>
      <msup>
        <mo stretchy="false">ℝ</mo>
        <mi>m</mi>
      </msup>
    </mrow>
    <annotation encoding="StarMath 5.0"> setR^m </annotation>
  </semantics>
</math>
</file>

<file path=Object 13/content.xml><?xml version="1.0" encoding="utf-8"?>
<math xmlns="http://www.w3.org/1998/Math/MathML">
  <semantics>
    <mrow>
      <msup>
        <mo stretchy="false">ℝ</mo>
        <mi>n</mi>
      </msup>
    </mrow>
    <annotation encoding="StarMath 5.0"> setR^n</annotation>
  </semantics>
</math>
</file>

<file path=Object 14/content.xml><?xml version="1.0" encoding="utf-8"?>
<math xmlns="http://www.w3.org/1998/Math/MathML">
  <semantics>
    <mrow>
      <msup>
        <mo stretchy="false">ℝ</mo>
        <mi>n</mi>
      </msup>
    </mrow>
    <annotation encoding="StarMath 5.0"> setR^n </annotation>
  </semantics>
</math>
</file>

<file path=Object 15/content.xml><?xml version="1.0" encoding="utf-8"?>
<math xmlns="http://www.w3.org/1998/Math/MathML">
  <semantics>
    <mrow>
      <msup>
        <mo stretchy="false">ℝ</mo>
        <mi>m</mi>
      </msup>
    </mrow>
    <annotation encoding="StarMath 5.0"> setR^m</annotation>
  </semantics>
</math>
</file>

<file path=Object 16/content.xml><?xml version="1.0" encoding="utf-8"?>
<math xmlns="http://www.w3.org/1998/Math/MathML">
  <semantics>
    <mrow>
      <mi>T</mi>
      <mi mathvariant="normal">:</mi>
      <msup>
        <mo stretchy="false">ℝ</mo>
        <mi>n</mi>
      </msup>
      <mi>→</mi>
      <msup>
        <mo stretchy="false">ℝ</mo>
        <mi>m</mi>
      </msup>
    </mrow>
    <annotation encoding="StarMath 5.0"> T : setR^n → setR^m </annotation>
  </semantics>
</math>
</file>

<file path=Object 17/content.xml><?xml version="1.0" encoding="utf-8"?>
<math xmlns="http://www.w3.org/1998/Math/MathML">
  <semantics>
    <mrow>
      <mi>T</mi>
      <mi mathvariant="normal">:</mi>
      <msup>
        <mo stretchy="false">ℝ</mo>
        <mi>n</mi>
      </msup>
      <mi>→</mi>
      <msup>
        <mo stretchy="false">ℝ</mo>
        <mi>m</mi>
      </msup>
    </mrow>
    <annotation encoding="StarMath 5.0"> T : setR^n → setR^m </annotation>
  </semantics>
</math>
</file>

<file path=Object 18/content.xml><?xml version="1.0" encoding="utf-8"?>
<math xmlns="http://www.w3.org/1998/Math/MathML">
  <semantics>
    <mrow>
      <msup>
        <mo stretchy="false">ℝ</mo>
        <mi>m</mi>
      </msup>
    </mrow>
    <annotation encoding="StarMath 5.0"> setR^m </annotation>
  </semantics>
</math>
</file>

<file path=Object 19/content.xml><?xml version="1.0" encoding="utf-8"?>
<math xmlns="http://www.w3.org/1998/Math/MathML">
  <semantics>
    <mrow>
      <msup>
        <mo stretchy="false">ℝ</mo>
        <mi>n</mi>
      </msup>
    </mrow>
    <annotation encoding="StarMath 5.0"> setR^n</annotation>
  </semantics>
</math>
</file>

<file path=Object 2/content.xml><?xml version="1.0" encoding="utf-8"?>
<math xmlns="http://www.w3.org/1998/Math/MathML">
  <semantics>
    <mrow>
      <msup>
        <mo stretchy="false">ℝ</mo>
        <mi>m</mi>
      </msup>
    </mrow>
    <annotation encoding="StarMath 5.0"> setR^m </annotation>
  </semantics>
</math>
</file>

<file path=Object 20/content.xml><?xml version="1.0" encoding="utf-8"?>
<math xmlns="http://www.w3.org/1998/Math/MathML">
  <semantics>
    <mrow>
      <msup>
        <mo stretchy="false">ℝ</mo>
        <mi>m</mi>
      </msup>
    </mrow>
    <annotation encoding="StarMath 5.0"> setR^m </annotation>
  </semantics>
</math>
</file>

<file path=Object 21/content.xml><?xml version="1.0" encoding="utf-8"?>
<math xmlns="http://www.w3.org/1998/Math/MathML">
  <semantics>
    <mrow>
      <msup>
        <mo stretchy="false">ℝ</mo>
        <mi>n</mi>
      </msup>
    </mrow>
    <annotation encoding="StarMath 5.0">setR^n </annotation>
  </semantics>
</math>
</file>

<file path=Object 22/content.xml><?xml version="1.0" encoding="utf-8"?>
<math xmlns="http://www.w3.org/1998/Math/MathML">
  <semantics>
    <mrow>
      <mrow>
        <mstyle mathvariant="bold">
          <mrow>
            <mi>u</mi>
          </mrow>
        </mstyle>
        <mo stretchy="false">≠</mo>
        <mstyle mathvariant="bold">
          <mrow>
            <mi>v</mi>
          </mrow>
        </mstyle>
      </mrow>
    </mrow>
    <annotation encoding="StarMath 5.0">bold u neq bold v</annotation>
  </semantics>
</math>
</file>

<file path=Object 23/content.xml><?xml version="1.0" encoding="utf-8"?>
<math xmlns="http://www.w3.org/1998/Math/MathML">
  <semantics>
    <mrow>
      <mstyle mathvariant="bold">
        <mrow>
          <mi>u</mi>
        </mrow>
      </mstyle>
      <mi>–</mi>
      <mrow>
        <mstyle mathvariant="bold">
          <mrow>
            <mi>v</mi>
          </mrow>
        </mstyle>
        <mo stretchy="false">≠</mo>
        <mstyle mathvariant="bold">
          <mrow>
            <mn>0</mn>
          </mrow>
        </mstyle>
      </mrow>
    </mrow>
    <annotation encoding="StarMath 5.0">bold u – bold v neq bold 0</annotation>
  </semantics>
</math>
</file>

<file path=Object 24/content.xml><?xml version="1.0" encoding="utf-8"?>
<math xmlns="http://www.w3.org/1998/Math/MathML">
  <semantics>
    <mrow>
      <mrow>
        <mstyle mathvariant="bold">
          <mrow>
            <mi>x</mi>
          </mrow>
        </mstyle>
        <mo stretchy="false">≠</mo>
        <mstyle mathvariant="bold">
          <mrow>
            <mn>0</mn>
          </mrow>
        </mstyle>
      </mrow>
      <mo stretchy="false">⇒</mo>
      <mi>T</mi>
      <mrow>
        <mo stretchy="false">(</mo>
        <mrow>
          <mstyle mathvariant="bold">
            <mrow>
              <mi>x</mi>
            </mrow>
          </mstyle>
        </mrow>
        <mo stretchy="false">)</mo>
      </mrow>
    </mrow>
    <annotation encoding="StarMath 5.0">bold x neq bold 0 drarrow T(bold x) </annotation>
  </semantics>
</math>
</file>

<file path=Object 25/content.xml><?xml version="1.0" encoding="utf-8"?>
<math xmlns="http://www.w3.org/1998/Math/MathML">
  <semantics>
    <mrow>
      <msup>
        <mo stretchy="false">ℝ</mo>
        <mi>n</mi>
      </msup>
    </mrow>
    <annotation encoding="StarMath 5.0"> setR^n </annotation>
  </semantics>
</math>
</file>

<file path=Object 26/content.xml><?xml version="1.0" encoding="utf-8"?>
<math xmlns="http://www.w3.org/1998/Math/MathML">
  <semantics>
    <mrow>
      <msup>
        <mo stretchy="false">ℝ</mo>
        <mi>m</mi>
      </msup>
    </mrow>
    <annotation encoding="StarMath 5.0"> setR^m </annotation>
  </semantics>
</math>
</file>

<file path=Object 27/content.xml><?xml version="1.0" encoding="utf-8"?>
<math xmlns="http://www.w3.org/1998/Math/MathML">
  <semantics>
    <mrow>
      <mi>T</mi>
      <mi mathvariant="normal">:</mi>
      <msup>
        <mo stretchy="false">ℝ</mo>
        <mi>n</mi>
      </msup>
      <mi>→</mi>
      <msup>
        <mo stretchy="false">ℝ</mo>
        <mi>m</mi>
      </msup>
    </mrow>
    <annotation encoding="StarMath 5.0">T : setR^n → setR^m </annotation>
  </semantics>
</math>
</file>

<file path=Object 28/content.xml><?xml version="1.0" encoding="utf-8"?>
<math xmlns="http://www.w3.org/1998/Math/MathML">
  <semantics>
    <mrow>
      <msup>
        <mo stretchy="false">ℝ</mo>
        <mi>n</mi>
      </msup>
    </mrow>
    <annotation encoding="StarMath 5.0"> setR^n</annotation>
  </semantics>
</math>
</file>

<file path=Object 29/content.xml><?xml version="1.0" encoding="utf-8"?>
<math xmlns="http://www.w3.org/1998/Math/MathML">
  <semantics>
    <mrow>
      <mrow>
        <mi>m</mi>
        <mo stretchy="false">×</mo>
        <mi>n</mi>
      </mrow>
    </mrow>
    <annotation encoding="StarMath 5.0"> m times n </annotation>
  </semantics>
</math>
</file>

<file path=Object 3/content.xml><?xml version="1.0" encoding="utf-8"?>
<math xmlns="http://www.w3.org/1998/Math/MathML">
  <semantics>
    <mrow>
      <msup>
        <mo stretchy="false">ℝ</mo>
        <mi>n</mi>
      </msup>
    </mrow>
    <annotation encoding="StarMath 5.0"> setR^n</annotation>
  </semantics>
</math>
</file>

<file path=Object 30/content.xml><?xml version="1.0" encoding="utf-8"?>
<math xmlns="http://www.w3.org/1998/Math/MathML">
  <semantics>
    <mrow>
      <mi>T</mi>
      <mrow>
        <mo stretchy="false">(</mo>
        <mrow>
          <mstyle mathvariant="bold">
            <mrow>
              <msub>
                <mi mathvariant="normal">e</mi>
                <mi mathvariant="normal">j</mi>
              </msub>
            </mrow>
          </mstyle>
        </mrow>
        <mo stretchy="false">)</mo>
      </mrow>
    </mrow>
    <annotation encoding="StarMath 5.0">T(bold nitalic e_j)</annotation>
  </semantics>
</math>
</file>

<file path=Object 31/content.xml><?xml version="1.0" encoding="utf-8"?>
<math xmlns="http://www.w3.org/1998/Math/MathML">
  <semantics>
    <mrow>
      <mstyle mathvariant="bold">
        <mrow>
          <msub>
            <mi mathvariant="normal">e</mi>
            <mi mathvariant="normal">j</mi>
          </msub>
        </mrow>
      </mstyle>
    </mrow>
    <annotation encoding="StarMath 5.0"> bold nitalic e_j </annotation>
  </semantics>
</math>
</file>

<file path=Object 32/content.xml><?xml version="1.0" encoding="utf-8"?>
<math xmlns="http://www.w3.org/1998/Math/MathML">
  <semantics>
    <mrow>
      <msup>
        <mo stretchy="false">ℝ</mo>
        <mi>n</mi>
      </msup>
    </mrow>
    <annotation encoding="StarMath 5.0"> setR^n</annotation>
  </semantics>
</math>
</file>

<file path=Object 33/content.xml><?xml version="1.0" encoding="utf-8"?>
<math xmlns="http://www.w3.org/1998/Math/MathML">
  <semantics>
    <mrow>
      <mrow>
        <mi>A</mi>
        <mo stretchy="false">=</mo>
        <mrow>
          <mo stretchy="false">[</mo>
          <mrow>
            <mi>T</mi>
            <mrow>
              <mo stretchy="false">(</mo>
              <mrow>
                <mstyle mathvariant="bold">
                  <mrow>
                    <msub>
                      <mi mathvariant="normal">e</mi>
                      <mn>1</mn>
                    </msub>
                  </mrow>
                </mstyle>
              </mrow>
              <mo stretchy="false">)</mo>
            </mrow>
            <mi>…</mi>
            <mi>T</mi>
            <mrow>
              <mo stretchy="false">(</mo>
              <mrow>
                <mstyle mathvariant="bold">
                  <mrow>
                    <msub>
                      <mi mathvariant="normal">e</mi>
                      <mi mathvariant="normal">n</mi>
                    </msub>
                  </mrow>
                </mstyle>
              </mrow>
              <mo stretchy="false">)</mo>
            </mrow>
          </mrow>
          <mo stretchy="false">]</mo>
        </mrow>
      </mrow>
    </mrow>
    <annotation encoding="StarMath 5.0">A = [ T(bold nitalic e_1) … T(bold nitalic e_n) ]</annotation>
  </semantics>
</math>
</file>

<file path=Object 34/content.xml><?xml version="1.0" encoding="utf-8"?>
<math xmlns="http://www.w3.org/1998/Math/MathML">
  <semantics>
    <mrow>
      <mstyle mathvariant="bold">
        <mrow>
          <msup>
            <mo stretchy="false">ℝ</mo>
            <mn>2</mn>
          </msup>
        </mrow>
      </mstyle>
    </mrow>
    <annotation encoding="StarMath 5.0"> bold setR^2</annotation>
  </semantics>
</math>
</file>

<file path=Object 35/content.xml><?xml version="1.0" encoding="utf-8"?>
<math xmlns="http://www.w3.org/1998/Math/MathML">
  <semantics>
    <mrow>
      <mi>T</mi>
      <mi mathvariant="normal">:</mi>
      <msup>
        <mo stretchy="false">ℝ</mo>
        <mi>n</mi>
      </msup>
      <mi>→</mi>
      <msup>
        <mo stretchy="false">ℝ</mo>
        <mi>m</mi>
      </msup>
    </mrow>
    <annotation encoding="StarMath 5.0"> T : setR^n → setR^m </annotation>
  </semantics>
</math>
</file>

<file path=Object 36/content.xml><?xml version="1.0" encoding="utf-8"?>
<math xmlns="http://www.w3.org/1998/Math/MathML">
  <semantics>
    <mrow>
      <mi>T</mi>
      <mi mathvariant="normal">:</mi>
      <msup>
        <mo stretchy="false">ℝ</mo>
        <mi>n</mi>
      </msup>
      <mi>→</mi>
      <msup>
        <mo stretchy="false">ℝ</mo>
        <mi>m</mi>
      </msup>
    </mrow>
    <annotation encoding="StarMath 5.0"> T : setR^n → setR^m </annotation>
  </semantics>
</math>
</file>

<file path=Object 37/content.xml><?xml version="1.0" encoding="utf-8"?>
<math xmlns="http://www.w3.org/1998/Math/MathML">
  <semantics>
    <mrow>
      <msup>
        <mo stretchy="false">ℝ</mo>
        <mi>n</mi>
      </msup>
    </mrow>
    <annotation encoding="StarMath 5.0"> setR^n </annotation>
  </semantics>
</math>
</file>

<file path=Object 38/content.xml><?xml version="1.0" encoding="utf-8"?>
<math xmlns="http://www.w3.org/1998/Math/MathML">
  <semantics>
    <mrow>
      <msup>
        <mo stretchy="false">ℝ</mo>
        <mi>m</mi>
      </msup>
    </mrow>
    <annotation encoding="StarMath 5.0"> setR^m </annotation>
  </semantics>
</math>
</file>

<file path=Object 39/content.xml><?xml version="1.0" encoding="utf-8"?>
<math xmlns="http://www.w3.org/1998/Math/MathML">
  <semantics>
    <mrow>
      <msup>
        <mo stretchy="false">ℝ</mo>
        <mi>m</mi>
      </msup>
    </mrow>
    <annotation encoding="StarMath 5.0"> setR^m</annotation>
  </semantics>
</math>
</file>

<file path=Object 4/content.xml><?xml version="1.0" encoding="utf-8"?>
<math xmlns="http://www.w3.org/1998/Math/MathML">
  <semantics>
    <mrow>
      <msup>
        <mo stretchy="false">ℝ</mo>
        <mi>m</mi>
      </msup>
    </mrow>
    <annotation encoding="StarMath 5.0"> setR^m</annotation>
  </semantics>
</math>
</file>

<file path=Object 40/content.xml><?xml version="1.0" encoding="utf-8"?>
<math xmlns="http://www.w3.org/1998/Math/MathML">
  <semantics>
    <mrow>
      <msup>
        <mo stretchy="false">ℝ</mo>
        <mi>n</mi>
      </msup>
    </mrow>
    <annotation encoding="StarMath 5.0"> setR^n </annotation>
  </semantics>
</math>
</file>

<file path=Object 41/content.xml><?xml version="1.0" encoding="utf-8"?>
<math xmlns="http://www.w3.org/1998/Math/MathML">
  <semantics>
    <mrow>
      <msup>
        <mo stretchy="false">ℝ</mo>
        <mi>m</mi>
      </msup>
    </mrow>
    <annotation encoding="StarMath 5.0"> setR^m </annotation>
  </semantics>
</math>
</file>

<file path=Object 42/content.xml><?xml version="1.0" encoding="utf-8"?>
<math xmlns="http://www.w3.org/1998/Math/MathML">
  <semantics>
    <mrow>
      <msub>
        <mi>x</mi>
        <mn>1</mn>
      </msub>
    </mrow>
    <annotation encoding="StarMath 5.0">x_1</annotation>
  </semantics>
</math>
</file>

<file path=Object 43/content.xml><?xml version="1.0" encoding="utf-8"?>
<math xmlns="http://www.w3.org/1998/Math/MathML">
  <semantics>
    <mrow>
      <msub>
        <mi>x</mi>
        <mn>2</mn>
      </msub>
    </mrow>
    <annotation encoding="StarMath 5.0"> x_2 </annotation>
  </semantics>
</math>
</file>

<file path=Object 44/content.xml><?xml version="1.0" encoding="utf-8"?>
<math xmlns="http://www.w3.org/1998/Math/MathML">
  <semantics>
    <mrow>
      <mrow>
        <msub>
          <mi>x</mi>
          <mn>2</mn>
        </msub>
        <mo stretchy="false">=</mo>
        <msub>
          <mi>x</mi>
          <mn>1</mn>
        </msub>
      </mrow>
    </mrow>
    <annotation encoding="StarMath 5.0"> x_2 = x_1</annotation>
  </semantics>
</math>
</file>

<file path=Object 45/content.xml><?xml version="1.0" encoding="utf-8"?>
<math xmlns="http://www.w3.org/1998/Math/MathML">
  <semantics>
    <mrow>
      <mrow>
        <msub>
          <mi>x</mi>
          <mn>2</mn>
        </msub>
        <mo stretchy="false">=</mo>
        <mrow>
          <mo stretchy="false">−</mo>
          <msub>
            <mi>x</mi>
            <mn>1</mn>
          </msub>
        </mrow>
      </mrow>
    </mrow>
    <annotation encoding="StarMath 5.0"> x_2 = -x_1</annotation>
  </semantics>
</math>
</file>

<file path=Object 46/content.xml><?xml version="1.0" encoding="utf-8"?>
<math xmlns="http://www.w3.org/1998/Math/MathML">
  <semantics>
    <mrow>
      <msub>
        <mi>x</mi>
        <mn>1</mn>
      </msub>
    </mrow>
    <annotation encoding="StarMath 5.0"> x_1 </annotation>
  </semantics>
</math>
</file>

<file path=Object 47/content.xml><?xml version="1.0" encoding="utf-8"?>
<math xmlns="http://www.w3.org/1998/Math/MathML">
  <semantics>
    <mrow>
      <msub>
        <mi>x</mi>
        <mn>2</mn>
      </msub>
    </mrow>
    <annotation encoding="StarMath 5.0"> x_2 </annotation>
  </semantics>
</math>
</file>

<file path=Object 48/content.xml><?xml version="1.0" encoding="utf-8"?>
<math xmlns="http://www.w3.org/1998/Math/MathML">
  <semantics>
    <mrow>
      <mi>T</mi>
      <mi mathvariant="normal">:</mi>
      <msup>
        <mo stretchy="false">ℝ</mo>
        <mi>n</mi>
      </msup>
      <mi>→</mi>
      <msup>
        <mo stretchy="false">ℝ</mo>
        <mi>m</mi>
      </msup>
    </mrow>
    <annotation encoding="StarMath 5.0">T : setR^n → setR^m </annotation>
  </semantics>
</math>
</file>

<file path=Object 49/content.xml><?xml version="1.0" encoding="utf-8"?>
<math xmlns="http://www.w3.org/1998/Math/MathML">
  <semantics>
    <mrow>
      <mrow>
        <mi>n</mi>
        <mo stretchy="false">×</mo>
        <mi>n</mi>
      </mrow>
    </mrow>
    <annotation encoding="StarMath 5.0"> n times n </annotation>
  </semantics>
</math>
</file>

<file path=Object 5/content.xml><?xml version="1.0" encoding="utf-8"?>
<math xmlns="http://www.w3.org/1998/Math/MathML">
  <semantics>
    <mrow>
      <msup>
        <mo stretchy="false">ℝ</mo>
        <mi>n</mi>
      </msup>
    </mrow>
    <annotation encoding="StarMath 5.0">setR^n </annotation>
  </semantics>
</math>
</file>

<file path=Object 6/content.xml><?xml version="1.0" encoding="utf-8"?>
<math xmlns="http://www.w3.org/1998/Math/MathML">
  <semantics>
    <mrow>
      <msup>
        <mo stretchy="false">ℝ</mo>
        <mi>m</mi>
      </msup>
    </mrow>
    <annotation encoding="StarMath 5.0">setR^m </annotation>
  </semantics>
</math>
</file>

<file path=Object 9/content.xml><?xml version="1.0" encoding="utf-8"?>
<math xmlns="http://www.w3.org/1998/Math/MathML">
  <semantics>
    <mrow>
      <mstyle mathvariant="bold">
        <mrow>
          <mi mathvariant="normal">x</mi>
        </mrow>
      </mstyle>
      <mo stretchy="false">↦</mo>
      <mi>A</mi>
      <mstyle mathvariant="bold">
        <mrow>
          <mi mathvariant="normal">x</mi>
        </mrow>
      </mstyle>
    </mrow>
    <annotation encoding="StarMath 5.0">nitalic bold x %Ux21A6 A nitalic bold x</annotation>
  </semantics>
</math>
</file>